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ProgressStatusRequest-2.1" table:style-name="ta1" table:print-ranges="A1:AF1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ProgressStatusRequest">
            <text:p>TransportProgressStatusRequest</text:p>
          </table:table-cell>
          <table:table-cell table:style-name="ce8" office:value-type="string" office:string-value="Transport Progress Status Request. Details">
            <text:p>Transport Progress Status Request. Details</text:p>
          </table:table-cell>
          <table:table-cell table:style-name="ce8" office:value-type="string" office:string-value=""/>
          <table:table-cell table:style-name="ce8" office:value-type="string" office:string-value="Transport Progress Status Request">
            <text:p>Transport Progress Status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from a transport service provider to a transportation network manager requesting a Transport Progress Status.">
            <text:p>A document sent from a transport service provider to a transportation network manager requesting a Transport Progress Statu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Progress Status Request. UBL Version Identifier. Identifier">
            <text:p>Transport Progress Status Request. UBL Version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Progress Status Request. Customization Identifier. Identifier">
            <text:p>Transport Progress Status Request. Customization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Progress Status Request. Profile Identifier. Identifier">
            <text:p>Transport Progress Status Request. Profile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Progress Status Request. Profile Execution Identifier. Identifier">
            <text:p>Transport Progress Status Request. Profile Execution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Progress Status Request. Identifier">
            <text:p>Transport Progress Status Request.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Progress Status Request. Copy_ Indicator. Indicator">
            <text:p>Transport Progress Status Request. Copy_ Indicator. Indicator</text:p>
          </table:table-cell>
          <table:table-cell table:style-name="ce9" office:value-type="string" office:string-value=""/>
          <table:table-cell office:value-type="string" table:style-name="ce9" office:string-value="Transport Progress Status Request">
            <text:p>Transport Progress Status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Progress Status Request. UUID. Identifier">
            <text:p>Transport Progress Status Request. UUID.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Progress Status Request. Issue Date. Date">
            <text:p>Transport Progress Status Request. Issue Date. Date</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Progress Status Request. Issue Time. Time">
            <text:p>Transport Progress Status Request. Issue Time. Time</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Progress Status Request. Note. Text">
            <text:p>Transport Progress Status Request. Note. Text</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Signature">
            <text:p>Signature</text:p>
          </table:table-cell>
          <table:table-cell table:style-name="ce10" office:value-type="string" office:string-value="Transport Progress Status Request. Signature">
            <text:p>Transport Progress Status Request. Signature</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enderParty">
            <text:p>SenderParty</text:p>
          </table:table-cell>
          <table:table-cell table:style-name="ce10" office:value-type="string" office:string-value="Transport Progress Status Request. Sender_ Party. Party">
            <text:p>Transport Progress Status Request. Sender_ Party. Party</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Progress Status Request.">
            <text:p>The party sending the Transport Progress Status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verParty">
            <text:p>ReceiverParty</text:p>
          </table:table-cell>
          <table:table-cell table:style-name="ce10" office:value-type="string" office:string-value="Transport Progress Status Request. Receiver_ Party. Party">
            <text:p>Transport Progress Status Request. Receiver_ Party. Party</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Progress Status Request.">
            <text:p>The party receiving the Transport Progress Status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TransportMeans">
            <text:p>TransportMeans</text:p>
          </table:table-cell>
          <table:table-cell table:style-name="ce10" office:value-type="string" office:string-value="Transport Progress Status Request. Transport Means">
            <text:p>Transport Progress Status Request. Transport Means</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Transport Means">
            <text:p>Transport Means</text:p>
          </table:table-cell>
          <table:table-cell table:style-name="ce10" office:value-type="string" office:string-value="Transport Means">
            <text:p>Transpor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Means">
            <text:p>Transport Means</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transport means by which the current transport service is effectuated and for which status is requested.">
            <text:p>The transport means by which the current transport service is effectuated and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tatusLocation">
            <text:p>StatusLocation</text:p>
          </table:table-cell>
          <table:table-cell table:style-name="ce10" office:value-type="string" office:string-value="Transport Progress Status Request. Status_ Location. Location">
            <text:p>Transport Progress Status Request. Status_ Location. Location</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Status">
            <text:p>Status</text:p>
          </table:table-cell>
          <table:table-cell table:style-name="ce10" office:value-type="string" office:string-value=""/>
          <table:table-cell table:style-name="ce10" office:value-type="string" office:string-value=""/>
          <table:table-cell table:style-name="ce10" table:formula="of:=[.M17]" office:value-type="string" office:string-value="Location">
            <text:p>Location</text:p>
          </table:table-cell>
          <table:table-cell table:style-name="ce10" office:value-type="string"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ocation">
            <text:p>Loc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ocation for which status is requested.">
            <text:p>A location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